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4ea5" officeooo:paragraph-rsid="001d4ea5"/>
    </style:style>
    <style:style style:name="P2" style:family="paragraph" style:parent-style-name="Standard">
      <style:text-properties officeooo:rsid="001f0f0f" officeooo:paragraph-rsid="001f0f0f"/>
    </style:style>
    <style:style style:name="P3" style:family="paragraph" style:parent-style-name="Standard">
      <style:text-properties officeooo:rsid="00247ee3" officeooo:paragraph-rsid="00247ee3"/>
    </style:style>
    <style:style style:name="T1" style:family="text">
      <style:text-properties officeooo:rsid="001f8a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ndo attacco un pc in rete si configura con il dhcp</text:p>
      <text:p text:style-name="P1">se si attacca la lan al bridge esterno al posto della rete interna, si mette a disposizione un server dhcp in più.</text:p>
      <text:p text:style-name="P1">Possono esserci due server dhcp?</text:p>
      <text:p text:style-name="P1">No, se no fai casini → teoria generica</text:p>
      <text:p text:style-name="P1">Se ne uso due posso dividere gli indirizzi da assegnare.</text:p>
      <text:p text:style-name="P1">Se uno attacca la sua lan sul bridge, e potrebbe rispondere prima dei server nelle segreterie.</text:p>
      <text:p text:style-name="P1">Quindi un altro monowall durante il riavvio potrebbe prendersi un indirizzo sbagliato rispetto all’ihnfrastuttura della scuola</text:p>
      <text:p text:style-name="P1"/>
      <text:p text:style-name="P1">Finchè si avvia monowall l’interfaccia wan non ha un ip, in wan si mette una richiesta dhcp, e automaticamente riponde la mia infrastruttura</text:p>
      <text:p text:style-name="P1">Basta premere invio e si assegna automaticamente.</text:p>
      <text:p text:style-name="P1"/>
      <text:p text:style-name="P2">Debian e mozilla hanno avuto un litigio, debian vuole che tutto il software sia libero, firefox era tutto libero, eccezione per il logo</text:p>
      <text:p text:style-name="P2">firefox sarebbe un panda, ma la traduzione dal cinese l’ha portato ad essere vista come una volpe.</text:p>
      <text:p text:style-name="P2">La licenza di firefox permetteva di derivare firefox in altri browser pur non chiamandolo firefox, infatti ha usato per anni Iceweazel, e sostituiva anche tunderbird.</text:p>
      <text:p text:style-name="P2">Ora sono riusciti a trovare un accordo.</text:p>
      <text:p text:style-name="P2">Il consorzio mozilla era danneggiato dal non avere il logo libero, perché tutti gli errori arrivavano dal mondo debian, ma chiamandosi IceWeazel non arrivavano direttamente al consorzio mozilla, quindi hanno dovuto accordarsi, creando Firefox esr, che prevede l’assorbimento delle patch di sicurezza. </text:p>
      <text:p text:style-name="P2"/>
      <text:p text:style-name="P3">Description monowall allow: accesso web al monowall dal pc ospitant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1:15:11.659762023</meta:creation-date>
    <dc:date>2019-10-03T12:36:45.953664261</dc:date>
    <meta:editing-duration>PT10M37S</meta:editing-duration>
    <meta:editing-cycles>3</meta:editing-cycles>
    <meta:generator>LibreOffice/5.1.6.2$Linux_X86_64 LibreOffice_project/10m0$Build-2</meta:generator>
    <meta:document-statistic meta:table-count="0" meta:image-count="0" meta:object-count="0" meta:page-count="1" meta:paragraph-count="15" meta:word-count="242" meta:character-count="1509" meta:non-whitespace-character-count="1281"/>
  </office:meta>
</office:document-meta>
</file>